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justify"/>
    </style:style>
    <style:style style:name="P7" style:family="paragraph">
      <style:paragraph-properties fo:margin-top="0.4cm" fo:margin-bottom="0cm"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–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vents → Practitioners → Decision Makers → Response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Server Cluster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4"><text:span text:style-name="T4">Global tertiary education, UCL, Imperial, Reading, … from </text:span>as many nations as possible</text:p>
                  </text:list-item>
                  <text:list-item>
                    <text:p>Third sector, Medicine San Frontier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</text:p>
                  </text:list-item>
                  <text:list-item>
                    <text:p>Global maker community 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Global community</text:p>
                <text:list>
                  <text:list-item>
                    <text:p>Grantham, Potsdam, Climate Central, …</text:p>
                  </text:list-item>
                  <text:list-item>
                    <text:p>Copernicus, AU BOM, UK Met Office, …</text:p>
                  </text:list-item>
                  <text:list-item>
                    <text:p>Scientific research, tertiary education</text:p>
                  </text:list-item>
                  <text:list-item>
                    <text:p>Citizen science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Weather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>Climate, weather, extreme weather attribution, ...</text:p>
                  </text:list-item>
                </text:list>
              </text:list-item>
              <text:list-item>
                <text:p text:style-name="P6">Joined up</text:p>
                <text:list>
                  <text:list-item>
                    <text:p text:style-name="P7"><text:span text:style-name="T4">Cross domain discipline and practitioner</text:span> </text:p>
                  </text:list-item>
                </text:list>
              </text:list-item>
              <text:list-item>
                <text:p text:style-name="P6">Hybrid cloud </text:p>
                <text:list>
                  <text:list-item>
                    <text:p text:style-name="P6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– technology sta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spberry Pi, other low cost similar options</text:p>
                <text:list>
                  <text:list-item>
                    <text:p>Single board computer, microcontroller</text:p>
                  </text:list-item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Linux Foundation</text:p>
              </text:list-item>
              <text:list-item>
                <text:p>Apache Foundation</text:p>
              </text:list-item>
              <text:list-item>
                <text:p>Others tb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8T19:20:12.656000000</meta:creation-date>
    <dc:date>2025-05-19T10:38:50.555000000</dc:date>
    <meta:editing-duration>PT1H22M36S</meta:editing-duration>
    <meta:editing-cycles>23</meta:editing-cycles>
    <meta:generator>LibreOffice/24.2.5.2$Windows_X86_64 LibreOffice_project/bffef4ea93e59bebbeaf7f431bb02b1a39ee8a59</meta:generator>
    <meta:document-statistic meta:object-count="61"/>
  </office:meta>
</office:document-meta>
</file>